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 Alien Invasion, the player controls a ship that appears at</text:p>
      <text:p text:style-name="Standard">the bottom center of the screen. The player can move the ship</text:p>
      <text:p text:style-name="Standard">right and left using the arrow keys and shoot bullets using the</text:p>
      <text:p text:style-name="Standard">spacebar. When the game begins, a fleet of aliens fills the sky</text:p>
      <text:p text:style-name="Standard">and moves across and down the screen. The player shoots and</text:p>
      <text:p text:style-name="Standard">destroys the aliens. If the player shoots all the aliens, a new fleet</text:p>
      <text:p text:style-name="Standard">appears that moves faster than the previous fleet. If any alien hits</text:p>
      <text:p text:style-name="Standard">the player’s ship or reaches the bottom of the screen, the player</text:p>
      <text:p text:style-name="Standard">loses a ship. If the player loses three ships, the game end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0T21:05:55.107000000</dc:date>
    <meta:editing-duration>PT14S</meta:editing-duration>
    <meta:editing-cycles>1</meta:editing-cycles>
    <meta:document-statistic meta:table-count="0" meta:image-count="0" meta:object-count="0" meta:page-count="1" meta:paragraph-count="9" meta:word-count="107" meta:character-count="570" meta:non-whitespace-character-count="472"/>
    <meta:generator>LibreOffice/7.2.2.2$Windows_X86_64 LibreOffice_project/02b2acce88a210515b4a5bb2e46cbfb63fe97d56</meta:generator>
  </office:meta>
</office:document-meta>
</file>